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?</text:span><text:span text:style-name="T3">xml</text:span><text:span text:style-name="T5"> version</text:span>=<text:span text:style-name="T7">"1.1"</text:span><text:span text:style-name="T5"> encoding</text:span>=<text:span text:style-name="T7">"utf-8"</text:span><text:span text:style-name="T1">?&gt;</text:span></text:p>
      <text:p text:style-name="P4">&lt;!-- ciclos.xml --&gt;</text:p>
      <text:p text:style-name="P5"/>
      <text:p text:style-name="P1"><text:span text:style-name="T1">&lt;!</text:span><text:span text:style-name="T3">DOCTYPE</text:span> <text:span text:style-name="T3">ciclos</text:span> [</text:p>
      <text:p text:style-name="P3">    <text:span text:style-name="T9">&lt;!ELEMENT ciclos (ciclo*)&gt;</text:span></text:p>
      <text:p text:style-name="P3">        <text:span text:style-name="T9">&lt;!ATTLIST ciclos xmlns:m CDATA #FIXED "www.modulo.com"&gt;</text:span></text:p>
      <text:p text:style-name="P3">        <text:span text:style-name="T9">&lt;!ATTLIST ciclos xmlns:a CDATA #FIXED "www.alumno.com"&gt;</text:span></text:p>
      <text:p text:style-name="P5"/>
      <text:p text:style-name="P3">        <text:span text:style-name="T9">&lt;!ELEMENT ciclo (m:modulo*,a:alumno*)&gt;</text:span></text:p>
      <text:p text:style-name="P3">            <text:span text:style-name="T9">&lt;!ATTLIST ciclo id ID #REQUIRED&gt;</text:span></text:p>
      <text:p text:style-name="P3">            <text:span text:style-name="T9">&lt;!ATTLIST ciclo grao CDATA #REQUIRED&gt;</text:span></text:p>
      <text:p text:style-name="P3">            </text:p>
      <text:p text:style-name="P3">            <text:span text:style-name="T9">&lt;!ELEMENT m:modulo (m:nome,m:horas)&gt;</text:span></text:p>
      <text:p text:style-name="P3">                <text:span text:style-name="T9">&lt;!ATTLIST m:modulo id ID #REQUIRED&gt;</text:span></text:p>
      <text:p text:style-name="P3">                </text:p>
      <text:p text:style-name="P3">                <text:span text:style-name="T9">&lt;!ELEMENT m:nome (#PCDATA)&gt;</text:span></text:p>
      <text:p text:style-name="P3">                <text:span text:style-name="T9">&lt;!ELEMENT m:horas (#PCDATA)&gt;</text:span></text:p>
      <text:p text:style-name="P3">            </text:p>
      <text:p text:style-name="P3">            <text:span text:style-name="T9">&lt;!ELEMENT a:alumno (a:nome,a:apelidos,a:ciclo,a:curso,a:datanacemento,a:nota)&gt;</text:span></text:p>
      <text:p text:style-name="P3">                <text:span text:style-name="T9">&lt;!ELEMENT a:nome (#PCDATA)&gt;</text:span></text:p>
      <text:p text:style-name="P3">                <text:span text:style-name="T9">&lt;!ELEMENT a:apelidos (#PCDATA)&gt;</text:span></text:p>
      <text:p text:style-name="P3">                <text:span text:style-name="T9">&lt;!ELEMENT a:ciclo (#PCDATA)&gt;</text:span></text:p>
      <text:p text:style-name="P3">                <text:span text:style-name="T9">&lt;!ELEMENT a:curso (#PCDATA)&gt;</text:span></text:p>
      <text:p text:style-name="P3">                <text:span text:style-name="T9">&lt;!ELEMENT a:datanacemento (#PCDATA)&gt;</text:span></text:p>
      <text:p text:style-name="P3">                <text:span text:style-name="T9">&lt;!ELEMENT a:nota (#PCDATA)&gt;</text:span></text:p>
      <text:p text:style-name="P5"/>
      <text:p text:style-name="P1">]<text:span text:style-name="T1">&gt;</text:span></text:p>
      <text:p text:style-name="P2"><text:line-break/></text:p>
      <text:p text:style-name="P1"><text:span text:style-name="T1">&lt;</text:span><text:span text:style-name="T3">ciclos</text:span> <text:span text:style-name="T5">xmlns:m</text:span>=<text:span text:style-name="T7">"www.modulo.com"</text:span> <text:span text:style-name="T5">xmlns:a</text:span>=<text:span text:style-name="T7">"www.alumno.com"</text:span><text:span text:style-name="T1">&gt;</text:span></text:p>
      <text:p text:style-name="P3">    <text:span text:style-name="T2">&lt;</text:span><text:span text:style-name="T4">ciclo</text:span><text:span text:style-name="T9"> </text:span><text:span text:style-name="T6">id</text:span><text:span text:style-name="T9">=</text:span><text:span text:style-name="T8">"ASIR"</text:span><text:span text:style-name="T9"> </text:span><text:span text:style-name="T6">grao</text:span><text:span text:style-name="T9">=</text:span><text:span text:style-name="T8">"CS"</text:span><text:span text:style-name="T2">&gt;</text:span></text:p>
      <text:p text:style-name="P3">        <text:span text:style-name="T2">&lt;</text:span><text:span text:style-name="T4">m:modulo</text:span><text:span text:style-name="T9"> </text:span><text:span text:style-name="T6">id</text:span><text:span text:style-name="T9">=</text:span><text:span text:style-name="T8">"MP0370"</text:span><text:span text:style-name="T2">&gt;</text:span></text:p>
      <text:p text:style-name="P3">            <text:span text:style-name="T2">&lt;</text:span><text:span text:style-name="T4">m:nome</text:span><text:span text:style-name="T2">&gt;</text:span><text:span text:style-name="T9">Planificacion e administracion de redes</text:span><text:span text:style-name="T2">&lt;/</text:span><text:span text:style-name="T4">m:nome</text:span><text:span text:style-name="T2">&gt;</text:span></text:p>
      <text:p text:style-name="P3">            <text:span text:style-name="T2">&lt;</text:span><text:span text:style-name="T4">m:horas</text:span><text:span text:style-name="T2">&gt;</text:span><text:span text:style-name="T9">213</text:span><text:span text:style-name="T2">&lt;/</text:span><text:span text:style-name="T4">m:horas</text:span><text:span text:style-name="T2">&gt;</text:span></text:p>
      <text:p text:style-name="P3">        <text:span text:style-name="T2">&lt;/</text:span><text:span text:style-name="T4">m:modulo</text:span><text:span text:style-name="T2">&gt;</text:span></text:p>
      <text:p text:style-name="P3">        </text:p>
      <text:p text:style-name="P3">        <text:span text:style-name="T2">&lt;</text:span><text:span text:style-name="T4">m:modulo</text:span><text:span text:style-name="T9"> </text:span><text:span text:style-name="T6">id</text:span><text:span text:style-name="T9">=</text:span><text:span text:style-name="T8">"MP0371"</text:span><text:span text:style-name="T2">&gt;</text:span></text:p>
      <text:p text:style-name="P3">            <text:span text:style-name="T2">&lt;</text:span><text:span text:style-name="T4">m:nome</text:span><text:span text:style-name="T2">&gt;</text:span><text:span text:style-name="T9">Fundamentos hardware</text:span><text:span text:style-name="T2">&lt;/</text:span><text:span text:style-name="T4">m:nome</text:span><text:span text:style-name="T2">&gt;</text:span></text:p>
      <text:p text:style-name="P3">            <text:span text:style-name="T2">&lt;</text:span><text:span text:style-name="T4">m:horas</text:span><text:span text:style-name="T2">&gt;</text:span><text:span text:style-name="T9">107</text:span><text:span text:style-name="T2">&lt;/</text:span><text:span text:style-name="T4">m:horas</text:span><text:span text:style-name="T2">&gt;</text:span></text:p>
      <text:p text:style-name="P3">        <text:span text:style-name="T2">&lt;/</text:span><text:span text:style-name="T4">m:modulo</text:span><text:span text:style-name="T2">&gt;</text:span></text:p>
      <text:p text:style-name="P5"/>
      <text:p text:style-name="P3">        <text:span text:style-name="T2">&lt;</text:span><text:span text:style-name="T4">a:alumno</text:span><text:span text:style-name="T2">&gt;</text:span></text:p>
      <text:p text:style-name="P3">            <text:span text:style-name="T2">&lt;</text:span><text:span text:style-name="T4">a:nome</text:span><text:span text:style-name="T2">&gt;</text:span><text:span text:style-name="T9">Xoan</text:span><text:span text:style-name="T2">&lt;/</text:span><text:span text:style-name="T4">a:nome</text:span><text:span text:style-name="T2">&gt;</text:span></text:p>
      <text:p text:style-name="P3">            <text:span text:style-name="T2">&lt;</text:span><text:span text:style-name="T4">a:apelidos</text:span><text:span text:style-name="T2">&gt;</text:span><text:span text:style-name="T9">Cancedo da Foz</text:span><text:span text:style-name="T2">&lt;/</text:span><text:span text:style-name="T4">a:apelidos</text:span><text:span text:style-name="T2">&gt;</text:span></text:p>
      <text:p text:style-name="P3">            <text:span text:style-name="T2">&lt;</text:span><text:span text:style-name="T4">a:ciclo</text:span><text:span text:style-name="T2">&gt;</text:span><text:span text:style-name="T9">ASIR ordinario</text:span><text:span text:style-name="T2">&lt;/</text:span><text:span text:style-name="T4">a:ciclo</text:span><text:span text:style-name="T2">&gt;</text:span></text:p>
      <text:p text:style-name="P3">            <text:span text:style-name="T2">&lt;</text:span><text:span text:style-name="T4">a:curso</text:span><text:span text:style-name="T2">&gt;</text:span><text:span text:style-name="T9">1</text:span><text:span text:style-name="T2">&lt;/</text:span><text:span text:style-name="T4">a:curso</text:span><text:span text:style-name="T2">&gt;</text:span></text:p>
      <text:p text:style-name="P3">            <text:span text:style-name="T2">&lt;</text:span><text:span text:style-name="T4">a:datanacemento</text:span><text:span text:style-name="T2">&gt;</text:span><text:span text:style-name="T9">06/11/1991</text:span><text:span text:style-name="T2">&lt;/</text:span><text:span text:style-name="T4">a:datanacemento</text:span><text:span text:style-name="T2">&gt;</text:span></text:p>
      <text:p text:style-name="P3">            <text:span text:style-name="T2">&lt;</text:span><text:span text:style-name="T4">a:nota</text:span><text:span text:style-name="T2">&gt;</text:span><text:span text:style-name="T9">Xa fixo outro ciclo</text:span><text:span text:style-name="T2">&lt;/</text:span><text:span text:style-name="T4">a:nota</text:span><text:span text:style-name="T2">&gt;</text:span></text:p>
      <text:p text:style-name="P3">        <text:span text:style-name="T2">&lt;/</text:span><text:span text:style-name="T4">a:alumno</text:span><text:span text:style-name="T2">&gt;</text:span></text:p>
      <text:p text:style-name="P5"><text:soft-page-break/></text:p>
      <text:p text:style-name="P3">        <text:span text:style-name="T2">&lt;</text:span><text:span text:style-name="T4">a:alumno</text:span><text:span text:style-name="T2">&gt;</text:span></text:p>
      <text:p text:style-name="P3">            <text:span text:style-name="T2">&lt;</text:span><text:span text:style-name="T4">a:nome</text:span><text:span text:style-name="T2">&gt;</text:span><text:span text:style-name="T9">Luisa</text:span><text:span text:style-name="T2">&lt;/</text:span><text:span text:style-name="T4">a:nome</text:span><text:span text:style-name="T2">&gt;</text:span></text:p>
      <text:p text:style-name="P3">            <text:span text:style-name="T2">&lt;</text:span><text:span text:style-name="T4">a:apelidos</text:span><text:span text:style-name="T2">&gt;</text:span><text:span text:style-name="T9">calos jose</text:span><text:span text:style-name="T2">&lt;/</text:span><text:span text:style-name="T4">a:apelidos</text:span><text:span text:style-name="T2">&gt;</text:span></text:p>
      <text:p text:style-name="P3">            <text:span text:style-name="T2">&lt;</text:span><text:span text:style-name="T4">a:ciclo</text:span><text:span text:style-name="T2">&gt;</text:span><text:span text:style-name="T9">ASIR ordinario</text:span><text:span text:style-name="T2">&lt;/</text:span><text:span text:style-name="T4">a:ciclo</text:span><text:span text:style-name="T2">&gt;</text:span></text:p>
      <text:p text:style-name="P3">            <text:span text:style-name="T2">&lt;</text:span><text:span text:style-name="T4">a:curso</text:span><text:span text:style-name="T2">&gt;</text:span><text:span text:style-name="T9">1</text:span><text:span text:style-name="T2">&lt;/</text:span><text:span text:style-name="T4">a:curso</text:span><text:span text:style-name="T2">&gt;</text:span></text:p>
      <text:p text:style-name="P3">            <text:span text:style-name="T2">&lt;</text:span><text:span text:style-name="T4">a:datanacemento</text:span><text:span text:style-name="T2">&gt;</text:span><text:span text:style-name="T9">02/12/1990</text:span><text:span text:style-name="T2">&lt;/</text:span><text:span text:style-name="T4">a:datanacemento</text:span><text:span text:style-name="T2">&gt;</text:span></text:p>
      <text:p text:style-name="P3">            <text:span text:style-name="T2">&lt;</text:span><text:span text:style-name="T4">a:nota</text:span><text:span text:style-name="T2">&gt;</text:span><text:span text:style-name="T9">Xa fixo outro ciclo</text:span><text:span text:style-name="T2">&lt;/</text:span><text:span text:style-name="T4">a:nota</text:span><text:span text:style-name="T2">&gt;</text:span></text:p>
      <text:p text:style-name="P3">        <text:span text:style-name="T2">&lt;/</text:span><text:span text:style-name="T4">a:alumno</text:span><text:span text:style-name="T2">&gt;</text:span></text:p>
      <text:p text:style-name="P6"/>
      <text:p text:style-name="P3">    <text:span text:style-name="T2">&lt;/</text:span><text:span text:style-name="T4">ciclo</text:span><text:span text:style-name="T2">&gt;</text:span></text:p>
      <text:p text:style-name="P5"/>
      <text:p text:style-name="P3">    <text:span text:style-name="T2">&lt;</text:span><text:span text:style-name="T4">ciclo</text:span><text:span text:style-name="T9"> </text:span><text:span text:style-name="T6">id</text:span><text:span text:style-name="T9">=</text:span><text:span text:style-name="T8">"DAW"</text:span><text:span text:style-name="T9"> </text:span><text:span text:style-name="T6">grao</text:span><text:span text:style-name="T9">=</text:span><text:span text:style-name="T8">"CS"</text:span><text:span text:style-name="T2">&gt;</text:span></text:p>
      <text:p text:style-name="P3">        <text:span text:style-name="T2">&lt;</text:span><text:span text:style-name="T4">m:modulo</text:span><text:span text:style-name="T9"> </text:span><text:span text:style-name="T6">id</text:span><text:span text:style-name="T9">=</text:span><text:span text:style-name="T8">"MD0370"</text:span><text:span text:style-name="T2">&gt;</text:span></text:p>
      <text:p text:style-name="P3">            <text:span text:style-name="T2">&lt;</text:span><text:span text:style-name="T4">m:nome</text:span><text:span text:style-name="T2">&gt;</text:span><text:span text:style-name="T9">Planificacion e administracion de redes</text:span><text:span text:style-name="T2">&lt;/</text:span><text:span text:style-name="T4">m:nome</text:span><text:span text:style-name="T2">&gt;</text:span></text:p>
      <text:p text:style-name="P3">            <text:span text:style-name="T2">&lt;</text:span><text:span text:style-name="T4">m:horas</text:span><text:span text:style-name="T2">&gt;</text:span><text:span text:style-name="T9">213</text:span><text:span text:style-name="T2">&lt;/</text:span><text:span text:style-name="T4">m:horas</text:span><text:span text:style-name="T2">&gt;</text:span></text:p>
      <text:p text:style-name="P3">        <text:span text:style-name="T2">&lt;/</text:span><text:span text:style-name="T4">m:modulo</text:span><text:span text:style-name="T2">&gt;</text:span></text:p>
      <text:p text:style-name="P3">        </text:p>
      <text:p text:style-name="P3">        <text:span text:style-name="T2">&lt;</text:span><text:span text:style-name="T4">m:modulo</text:span><text:span text:style-name="T9"> </text:span><text:span text:style-name="T6">id</text:span><text:span text:style-name="T9">=</text:span><text:span text:style-name="T8">"MD0371"</text:span><text:span text:style-name="T2">&gt;</text:span></text:p>
      <text:p text:style-name="P3">            <text:span text:style-name="T2">&lt;</text:span><text:span text:style-name="T4">m:nome</text:span><text:span text:style-name="T2">&gt;</text:span><text:span text:style-name="T9">Fundamentos hardware</text:span><text:span text:style-name="T2">&lt;/</text:span><text:span text:style-name="T4">m:nome</text:span><text:span text:style-name="T2">&gt;</text:span></text:p>
      <text:p text:style-name="P3">            <text:span text:style-name="T2">&lt;</text:span><text:span text:style-name="T4">m:horas</text:span><text:span text:style-name="T2">&gt;</text:span><text:span text:style-name="T9">107</text:span><text:span text:style-name="T2">&lt;/</text:span><text:span text:style-name="T4">m:horas</text:span><text:span text:style-name="T2">&gt;</text:span></text:p>
      <text:p text:style-name="P3">        <text:span text:style-name="T2">&lt;/</text:span><text:span text:style-name="T4">m:modulo</text:span><text:span text:style-name="T2">&gt;</text:span></text:p>
      <text:p text:style-name="P5"/>
      <text:p text:style-name="P3">        <text:span text:style-name="T2">&lt;</text:span><text:span text:style-name="T4">a:alumno</text:span><text:span text:style-name="T2">&gt;</text:span></text:p>
      <text:p text:style-name="P3">            <text:span text:style-name="T2">&lt;</text:span><text:span text:style-name="T4">a:nome</text:span><text:span text:style-name="T2">&gt;</text:span><text:span text:style-name="T9">Xoan</text:span><text:span text:style-name="T2">&lt;/</text:span><text:span text:style-name="T4">a:nome</text:span><text:span text:style-name="T2">&gt;</text:span></text:p>
      <text:p text:style-name="P3">            <text:span text:style-name="T2">&lt;</text:span><text:span text:style-name="T4">a:apelidos</text:span><text:span text:style-name="T2">&gt;</text:span><text:span text:style-name="T9">Cancedo da Foz</text:span><text:span text:style-name="T2">&lt;/</text:span><text:span text:style-name="T4">a:apelidos</text:span><text:span text:style-name="T2">&gt;</text:span></text:p>
      <text:p text:style-name="P3">            <text:span text:style-name="T2">&lt;</text:span><text:span text:style-name="T4">a:ciclo</text:span><text:span text:style-name="T2">&gt;</text:span><text:span text:style-name="T9">ASIR ordinario</text:span><text:span text:style-name="T2">&lt;/</text:span><text:span text:style-name="T4">a:ciclo</text:span><text:span text:style-name="T2">&gt;</text:span></text:p>
      <text:p text:style-name="P3">            <text:span text:style-name="T2">&lt;</text:span><text:span text:style-name="T4">a:curso</text:span><text:span text:style-name="T2">&gt;</text:span><text:span text:style-name="T9">1</text:span><text:span text:style-name="T2">&lt;/</text:span><text:span text:style-name="T4">a:curso</text:span><text:span text:style-name="T2">&gt;</text:span></text:p>
      <text:p text:style-name="P3">            <text:span text:style-name="T2">&lt;</text:span><text:span text:style-name="T4">a:datanacemento</text:span><text:span text:style-name="T2">&gt;</text:span><text:span text:style-name="T9">06/11/1991</text:span><text:span text:style-name="T2">&lt;/</text:span><text:span text:style-name="T4">a:datanacemento</text:span><text:span text:style-name="T2">&gt;</text:span></text:p>
      <text:p text:style-name="P3">            <text:span text:style-name="T2">&lt;</text:span><text:span text:style-name="T4">a:nota</text:span><text:span text:style-name="T2">&gt;</text:span><text:span text:style-name="T9">Xa fixo outro ciclo</text:span><text:span text:style-name="T2">&lt;/</text:span><text:span text:style-name="T4">a:nota</text:span><text:span text:style-name="T2">&gt;</text:span></text:p>
      <text:p text:style-name="P3">        <text:span text:style-name="T2">&lt;/</text:span><text:span text:style-name="T4">a:alumno</text:span><text:span text:style-name="T2">&gt;</text:span></text:p>
      <text:p text:style-name="P5"/>
      <text:p text:style-name="P3">        <text:span text:style-name="T2">&lt;</text:span><text:span text:style-name="T4">a:alumno</text:span><text:span text:style-name="T2">&gt;</text:span></text:p>
      <text:p text:style-name="P3">            <text:span text:style-name="T2">&lt;</text:span><text:span text:style-name="T4">a:nome</text:span><text:span text:style-name="T2">&gt;</text:span><text:span text:style-name="T9">Luisa</text:span><text:span text:style-name="T2">&lt;/</text:span><text:span text:style-name="T4">a:nome</text:span><text:span text:style-name="T2">&gt;</text:span></text:p>
      <text:p text:style-name="P3">            <text:span text:style-name="T2">&lt;</text:span><text:span text:style-name="T4">a:apelidos</text:span><text:span text:style-name="T2">&gt;</text:span><text:span text:style-name="T9">calos jose</text:span><text:span text:style-name="T2">&lt;/</text:span><text:span text:style-name="T4">a:apelidos</text:span><text:span text:style-name="T2">&gt;</text:span></text:p>
      <text:p text:style-name="P3">            <text:span text:style-name="T2">&lt;</text:span><text:span text:style-name="T4">a:ciclo</text:span><text:span text:style-name="T2">&gt;</text:span><text:span text:style-name="T9">ASIR ordinario</text:span><text:span text:style-name="T2">&lt;/</text:span><text:span text:style-name="T4">a:ciclo</text:span><text:span text:style-name="T2">&gt;</text:span></text:p>
      <text:p text:style-name="P3">            <text:span text:style-name="T2">&lt;</text:span><text:span text:style-name="T4">a:curso</text:span><text:span text:style-name="T2">&gt;</text:span><text:span text:style-name="T9">1</text:span><text:span text:style-name="T2">&lt;/</text:span><text:span text:style-name="T4">a:curso</text:span><text:span text:style-name="T2">&gt;</text:span></text:p>
      <text:p text:style-name="P3">            <text:span text:style-name="T2">&lt;</text:span><text:span text:style-name="T4">a:datanacemento</text:span><text:span text:style-name="T2">&gt;</text:span><text:span text:style-name="T9">02/12/1990</text:span><text:span text:style-name="T2">&lt;/</text:span><text:span text:style-name="T4">a:datanacemento</text:span><text:span text:style-name="T2">&gt;</text:span></text:p>
      <text:p text:style-name="P3">            <text:span text:style-name="T2">&lt;</text:span><text:span text:style-name="T4">a:nota</text:span><text:span text:style-name="T2">&gt;</text:span><text:span text:style-name="T9">Xa fixo outro ciclo</text:span><text:span text:style-name="T2">&lt;/</text:span><text:span text:style-name="T4">a:nota</text:span><text:span text:style-name="T2">&gt;</text:span></text:p>
      <text:p text:style-name="P3">        <text:span text:style-name="T2">&lt;/</text:span><text:span text:style-name="T4">a:alumno</text:span><text:span text:style-name="T2">&gt;</text:span></text:p>
      <text:p text:style-name="P5"/>
      <text:p text:style-name="P3">    <text:span text:style-name="T2">&lt;/</text:span><text:span text:style-name="T4">ciclo</text:span><text:span text:style-name="T9"> </text:span><text:span text:style-name="T2">&gt;</text:span></text:p>
      <text:p text:style-name="P5"/>
      <text:p text:style-name="P1"><text:span text:style-name="T1">&lt;/</text:span><text:span text:style-name="T3">ciclos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4:04:28.587000000</meta:creation-date>
    <meta:print-date>2024-11-21T14:05:01.736000000</meta:print-date>
    <meta:printed-by>Archivos PDF</meta:printed-by>
    <dc:date>2024-11-21T14:05:04.965000000</dc:date>
    <meta:editing-duration>PT3S</meta:editing-duration>
    <meta:editing-cycles>1</meta:editing-cycles>
    <meta:document-statistic meta:table-count="0" meta:image-count="0" meta:object-count="0" meta:page-count="2" meta:paragraph-count="81" meta:word-count="171" meta:character-count="2903" meta:non-whitespace-character-count="2003"/>
    <meta:generator>LibreOffice/24.2.5.2$Windows_X86_64 LibreOffice_project/bffef4ea93e59bebbeaf7f431bb02b1a39ee8a59</meta:generator>
  </office:meta>
</office:document-meta>
</file>